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dc5bf" officeooo:paragraph-rsid="000dc5bf"/>
    </style:style>
    <style:style style:name="P2" style:family="paragraph" style:parent-style-name="Standard">
      <style:text-properties style:font-name="Ubuntu" officeooo:rsid="000ed3a1" officeooo:paragraph-rsid="000ed3a1"/>
    </style:style>
    <style:style style:name="T1" style:family="text">
      <style:text-properties officeooo:rsid="000ed3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6 : Exercice sur la boucle while.</text:p>
      <text:p text:style-name="P1"/>
      <text:p text:style-name="P2">1) Avec 1 boucle While</text:p>
      <text:p text:style-name="P1"/>
      <text:p text:style-name="P1">- <text:span text:style-name="T1">Demandez à l'utilisateur de taper un entier</text:span></text:p>
      <text:p text:style-name="P1">- <text:span text:style-name="T1">afficher cet entier</text:span></text:p>
      <text:p text:style-name="P1">- <text:span text:style-name="T1">arrêter la saisie quand il tape une valeur strictement négative (ne pas afficher la valeur )</text:span></text:p>
      <text:p text:style-name="P1"/>
      <text:p text:style-name="P2">2) Avec un boucle Do – While</text:p>
      <text:p text:style-name="P2"/>
      <text:p text:style-name="P2">- Refaire le même exerc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en </meta:initial-creator>
    <meta:creation-date>2014-09-25T10:21:24.533146672</meta:creation-date>
    <meta:generator>LibreOffice/4.2.4.2$Linux_X86_64 LibreOffice_project/420m0$Build-2</meta:generator>
    <dc:date>2014-09-25T10:25:30.845538349</dc:date>
    <dc:creator>isen </dc:creator>
    <meta:editing-duration>PT2M22S</meta:editing-duration>
    <meta:editing-cycles>2</meta:editing-cycles>
    <meta:document-statistic meta:table-count="0" meta:image-count="0" meta:object-count="0" meta:page-count="1" meta:paragraph-count="7" meta:word-count="52" meta:character-count="271" meta:non-whitespace-character-count="225"/>
  </office:meta>
</office:document-meta>
</file>